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8.1193in" svg:y="0.0941in">
            <draw:object draw:notify-on-update-of-ranges="Sheet1.A6:Sheet1.A9 Sheet1.B6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00000000009657" calcext:value-type="float">
            <text:p>9.66E-11</text:p>
          </table:table-cell>
          <table:table-cell office:value-type="float" office:value="0.00000000008595" calcext:value-type="float">
            <text:p>8.60E-11</text:p>
          </table:table-cell>
          <table:table-cell office:value-type="float" office:value="0.0000000000759" calcext:value-type="float">
            <text:p>7.59E-11</text:p>
          </table:table-cell>
          <table:table-cell office:value-type="float" office:value="0.00000000005038" calcext:value-type="float">
            <text:p>5.04E-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0000000001016" calcext:value-type="float">
            <text:p>1.02E-10</text:p>
          </table:table-cell>
          <table:table-cell office:value-type="float" office:value="0.00000000009346" calcext:value-type="float">
            <text:p>9.35E-11</text:p>
          </table:table-cell>
          <table:table-cell office:value-type="float" office:value="0.00000000007718" calcext:value-type="float">
            <text:p>7.72E-11</text:p>
          </table:table-cell>
          <table:table-cell office:value-type="float" office:value="0.00000000005335" calcext:value-type="float">
            <text:p>5.34E-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0000000001093" calcext:value-type="float">
            <text:p>1.09E-10</text:p>
          </table:table-cell>
          <table:table-cell office:value-type="float" office:value="0.0000000001017" calcext:value-type="float">
            <text:p>1.02E-10</text:p>
          </table:table-cell>
          <table:table-cell office:value-type="float" office:value="0.00000000008288" calcext:value-type="float">
            <text:p>8.29E-11</text:p>
          </table:table-cell>
          <table:table-cell office:value-type="float" office:value="0.0000000000596" calcext:value-type="float">
            <text:p>5.96E-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000000000114" calcext:value-type="float">
            <text:p>1.14E-10</text:p>
          </table:table-cell>
          <table:table-cell office:value-type="float" office:value="0.0000000001095" calcext:value-type="float">
            <text:p>1.10E-10</text:p>
          </table:table-cell>
          <table:table-cell office:value-type="float" office:value="0.00000000008872" calcext:value-type="float">
            <text:p>8.87E-11</text:p>
          </table:table-cell>
          <table:table-cell office:value-type="float" office:value="0.00000000006361" calcext:value-type="float">
            <text:p>6.36E-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0000000008226" calcext:value-type="float">
            <text:p>8.23E-11</text:p>
          </table:table-cell>
          <table:table-cell table:style-name="ce1" office:value-type="float" office:value="0.0000000001035" calcext:value-type="float">
            <text:p>1.04E-10</text:p>
          </table:table-cell>
          <table:table-cell table:style-name="ce1" office:value-type="float" office:value="0.0000000001157" calcext:value-type="float">
            <text:p>1.16E-10</text:p>
          </table:table-cell>
          <table:table-cell table:style-name="ce1" office:value-type="float" office:value="0.0000000001375" calcext:value-type="float">
            <text:p>1.38E-10</text:p>
          </table:table-cell>
          <table:table-cell table:number-columns-repeated="4" table:style-name="Default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00000007878" calcext:value-type="float">
            <text:p>7.88E-11</text:p>
          </table:table-cell>
          <table:table-cell table:style-name="ce1" office:value-type="float" office:value="0.0000000001022" calcext:value-type="float">
            <text:p>1.02E-10</text:p>
          </table:table-cell>
          <table:table-cell table:style-name="ce1" office:value-type="float" office:value="0.0000000001169" calcext:value-type="float">
            <text:p>1.17E-10</text:p>
          </table:table-cell>
          <table:table-cell table:style-name="ce1" office:value-type="float" office:value="0.0000000001386" calcext:value-type="float">
            <text:p>1.39E-10</text:p>
          </table:table-cell>
          <table:table-cell table:number-columns-repeated="4" table:style-name="Default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00000007165" calcext:value-type="float">
            <text:p>7.17E-11</text:p>
          </table:table-cell>
          <table:table-cell table:style-name="ce1" office:value-type="float" office:value="0.00000000009186" calcext:value-type="float">
            <text:p>9.19E-11</text:p>
          </table:table-cell>
          <table:table-cell table:style-name="ce1" office:value-type="float" office:value="0.0000000001087" calcext:value-type="float">
            <text:p>1.09E-10</text:p>
          </table:table-cell>
          <table:table-cell table:style-name="ce1" office:value-type="float" office:value="0.0000000001311" calcext:value-type="float">
            <text:p>1.31E-10</text:p>
          </table:table-cell>
          <table:table-cell table:number-columns-repeated="4" table:style-name="Default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0000000006714" calcext:value-type="float">
            <text:p>6.71E-11</text:p>
          </table:table-cell>
          <table:table-cell table:style-name="ce1" office:value-type="float" office:value="0.00000000008749" calcext:value-type="float">
            <text:p>8.75E-11</text:p>
          </table:table-cell>
          <table:table-cell table:style-name="ce1" office:value-type="float" office:value="0.0000000001029" calcext:value-type="float">
            <text:p>1.03E-10</text:p>
          </table:table-cell>
          <table:table-cell table:style-name="ce1" office:value-type="float" office:value="0.0000000001201" calcext:value-type="float">
            <text:p>1.20E-10</text:p>
          </table:table-cell>
          <table:table-cell table:number-columns-repeated="4" table:style-name="Default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01:16:50.792894988</meta:creation-date>
    <dc:date>2024-04-19T01:26:49.592674413</dc:date>
    <meta:editing-duration>PT10M1S</meta:editing-duration>
    <meta:editing-cycles>1</meta:editing-cycles>
    <meta:document-statistic meta:table-count="1" meta:cell-count="81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02cm" svg:y="3.954cm" style:legend-expansion="high" chart:style-name="ch2"/>
        <chart:plot-area chart:style-name="ch3" table:cell-range-address="Sheet1.A6:Sheet1.B9" svg:x="0.319cm" svg:y="0.18cm" svg:width="11.264cm" svg:height="8.645cm">
          <chart:coordinate-region svg:x="2.052cm" svg:y="0.38cm" svg:width="9.291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B9" chart:class="chart:scatter">
            <chart:domain table:cell-range-address="Sheet1.A6:Sheet1.A9"/>
            <chart:regression-curve chart:style-name="ch8">
              <chart:equation chart:display-equation="true" chart:display-r-square="true" svg:x="3.024cm" svg:y="3.531cm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6:Sheet1.A9</svg:desc>
                </draw:g>
              </table:table-cell>
              <table:table-cell office:value-type="float" office:value="0.00000000008226">
                <text:p>0.00000000008226</text:p>
                <draw:g>
                  <svg:desc>Sheet1.B6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00000007878">
                <text:p>0.000000000078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000000007165">
                <text:p>0.00000000007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000000006714">
                <text:p>0.00000000006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